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182a"/>
    </style:style>
    <style:style style:name="P2" style:family="paragraph" style:parent-style-name="Standard">
      <style:text-properties officeooo:rsid="000faece" officeooo:paragraph-rsid="000faece"/>
    </style:style>
    <style:style style:name="P3" style:family="paragraph" style:parent-style-name="Standard">
      <style:text-properties officeooo:rsid="0012332a" officeooo:paragraph-rsid="0012332a"/>
    </style:style>
    <style:style style:name="P4" style:family="paragraph" style:parent-style-name="Standard">
      <style:text-properties officeooo:rsid="0015cc73" officeooo:paragraph-rsid="0015cc73"/>
    </style:style>
    <style:style style:name="P5" style:family="paragraph" style:parent-style-name="Standard">
      <style:text-properties officeooo:rsid="0017f6b7" officeooo:paragraph-rsid="0017f6b7"/>
    </style:style>
    <style:style style:name="T1" style:family="text">
      <style:text-properties officeooo:rsid="000e0741"/>
    </style:style>
    <style:style style:name="T2" style:family="text">
      <style:text-properties officeooo:rsid="000faece"/>
    </style:style>
    <style:style style:name="T3" style:family="text">
      <style:text-properties officeooo:rsid="0010aac7"/>
    </style:style>
    <style:style style:name="T4" style:family="text">
      <style:text-properties officeooo:rsid="001b4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N-001 Apenas um cadastro por <text:span text:style-name="T1">e-mail</text:span> – Quando for realizado um novo cadastro de usuário com algum <text:span text:style-name="T1">e-mail</text:span> já existente no banco de dados o sistema retornará uma mensagem de aviso sobre isso e não deixará realizar o cadastro. </text:p>
      <text:p text:style-name="P1"/>
      <text:p text:style-name="P1">RN-002 Validação de Login – Caso o Login ou Senha digitada estiver divergente com os dados cadastrados no banco de dados o sistema irá retornar uma mensagem de aviso de dados incorretos e não permitirá o login. </text:p>
      <text:p text:style-name="P1"/>
      <text:p text:style-name="P2">RN-003 Sistema de pontuação – <text:span text:style-name="T3">O sistema vai armazenando as respostas que o usuário selecionou, caso esteja errado ele irá salvar com nenhuma pontuação senão salvará com a pontuação da questão.</text:span></text:p>
      <text:p text:style-name="P2"/>
      <text:p text:style-name="P3">RN-004 Sistema de exercício – Caso o usuário já tenha respondido uma questão ele não poderá retornar na mesma.</text:p>
      <text:p text:style-name="P3"/>
      <text:p text:style-name="P4">RN-005 Níveis de Questões – O Sistema deverá ter três níveis de perguntas sendo a primeira apenas uma palavra, a segunda duas palavras e a terceira uma frase.</text:p>
      <text:p text:style-name="P4"/>
      <text:p text:style-name="P5">RN-006 <text:span text:style-name="T4">Integração com API de vídeo – O sistema deverá enviar para a API a frase digitada pelo usuário e logo em seguida mostrar o vídeo gerado pela API.</text:span></text:p>
      <text:p text:style-name="P1"/>
      <text:p text:style-name="P1">RN-0<text:span text:style-name="T2">07</text:span> Terminar Sessão – Quando o usuário clicar na opção de “logout” o sistema irá finalizar a sessão de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8:23:08.355997645</meta:creation-date>
    <dc:date>2019-10-26T18:51:14.601294470</dc:date>
    <meta:editing-duration>PT28M2S</meta:editing-duration>
    <meta:editing-cycles>12</meta:editing-cycles>
    <meta:generator>LibreOffice/6.2.3.2$Linux_X86_64 LibreOffice_project/20$Build-2</meta:generator>
    <meta:document-statistic meta:table-count="0" meta:image-count="0" meta:object-count="0" meta:page-count="1" meta:paragraph-count="7" meta:word-count="195" meta:character-count="1155" meta:non-whitespace-character-count="958"/>
  </office:meta>
</office:document-meta>
</file>